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.663cm" svg:height="13.44cm" svg:x="2.285cm" svg:y="1.514cm">
            <draw:object draw:notify-on-update-of-ranges="Sheet1.B1:Sheet1.J1 Sheet1.B2:Sheet1.C2 Sheet1.B3:Sheet1.C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3.566cm" svg:y="15.816cm">
            <draw:object draw:notify-on-update-of-ranges="Sheet1.B36:Sheet1.E36 Sheet1.A37:Sheet1.A37 Sheet1.B37:Sheet1.E37 Sheet1.B38:Sheet1.E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9.378cm" svg:height="15.645cm" svg:x="30.7cm" svg:y="18.779cm">
            <draw:object draw:notify-on-update-of-ranges="Sheet1.B59:Sheet1.F59 Sheet1.A60:Sheet1.A60 Sheet1.B60:Sheet1.F60 Sheet1.A61:Sheet1.A61 Sheet1.B61:Sheet1.F6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5.905cm" svg:y="29.902cm">
            <draw:object draw:notify-on-update-of-ranges="Sheet1.B66:Sheet1.G66 Sheet1.A67:Sheet1.A67 Sheet1.B67:Sheet1.G67 Sheet1.A68:Sheet1.A68 Sheet1.B68:Sheet1.G6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float" office:value="50" calcext:value-type="float">
            <text:p>50</text:p>
          </table:table-cell>
          <table:table-cell table:formula="of:=SUM([.B1] + 50)" office:value-type="float" office:value="100" calcext:value-type="float">
            <text:p>100</text:p>
          </table:table-cell>
          <table:table-cell table:formula="of:=SUM([.C1] + 50)" office:value-type="float" office:value="150" calcext:value-type="float">
            <text:p>150</text:p>
          </table:table-cell>
          <table:table-cell table:formula="of:=SUM([.D1] + 50)" office:value-type="float" office:value="200" calcext:value-type="float">
            <text:p>200</text:p>
          </table:table-cell>
          <table:table-cell table:formula="of:=SUM([.E1] + 50)" office:value-type="float" office:value="250" calcext:value-type="float">
            <text:p>250</text:p>
          </table:table-cell>
          <table:table-cell table:formula="of:=SUM([.F1] + 50)" office:value-type="float" office:value="300" calcext:value-type="float">
            <text:p>300</text:p>
          </table:table-cell>
          <table:table-cell table:formula="of:=SUM([.G1] + 50)" office:value-type="float" office:value="350" calcext:value-type="float">
            <text:p>350</text:p>
          </table:table-cell>
          <table:table-cell table:formula="of:=SUM([.H1] + 50)" office:value-type="float" office:value="400" calcext:value-type="float">
            <text:p>400</text:p>
          </table:table-cell>
          <table:table-cell table:formula="of:=SUM([.I1] + 50)" office:value-type="float" office:value="450" calcext:value-type="float">
            <text:p>450</text:p>
          </table:table-cell>
          <table:table-cell table:formula="of:=SUM([.J1] + 50)" office:value-type="float" office:value="500" calcext:value-type="float">
            <text:p>500</text:p>
          </table:table-cell>
          <table:table-cell table:formula="of:=SUM([.K1] + 50)" office:value-type="float" office:value="550" calcext:value-type="float">
            <text:p>550</text:p>
          </table:table-cell>
          <table:table-cell table:formula="of:=SUM([.L1] + 50)" office:value-type="float" office:value="600" calcext:value-type="float">
            <text:p>600</text:p>
          </table:table-cell>
          <table:table-cell table:formula="of:=SUM([.M1] + 50)" office:value-type="float" office:value="650" calcext:value-type="float">
            <text:p>650</text:p>
          </table:table-cell>
          <table:table-cell table:formula="of:=SUM([.N1] + 50)" office:value-type="float" office:value="700" calcext:value-type="float">
            <text:p>700</text:p>
          </table:table-cell>
          <table:table-cell table:formula="of:=SUM([.O1] + 50)" office:value-type="float" office:value="750" calcext:value-type="float">
            <text:p>750</text:p>
          </table:table-cell>
          <table:table-cell table:formula="of:=SUM([.P1] + 50)" office:value-type="float" office:value="800" calcext:value-type="float">
            <text:p>800</text:p>
          </table:table-cell>
          <table:table-cell table:formula="of:=SUM([.Q1] + 50)" office:value-type="float" office:value="850" calcext:value-type="float">
            <text:p>850</text:p>
          </table:table-cell>
          <table:table-cell table:formula="of:=SUM([.R1] + 50)" office:value-type="float" office:value="900" calcext:value-type="float">
            <text:p>900</text:p>
          </table:table-cell>
          <table:table-cell table:formula="of:=SUM([.S1] + 50)" office:value-type="float" office:value="950" calcext:value-type="float">
            <text:p>950</text:p>
          </table:table-cell>
          <table:table-cell table:formula="of:=SUM([.T1] + 50)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.0321945" calcext:value-type="float">
            <text:p>0.0321945</text:p>
          </table:table-cell>
          <table:table-cell office:value-type="float" office:value="0.10287" calcext:value-type="float">
            <text:p>0.10287</text:p>
          </table:table-cell>
          <table:table-cell office:value-type="float" office:value="0.219919" calcext:value-type="float">
            <text:p>0.219919</text:p>
          </table:table-cell>
          <table:table-cell office:value-type="float" office:value="0.383042" calcext:value-type="float">
            <text:p>0.383042</text:p>
          </table:table-cell>
          <table:table-cell office:value-type="float" office:value="0.609106" calcext:value-type="float">
            <text:p>0.609106</text:p>
          </table:table-cell>
          <table:table-cell office:value-type="float" office:value="0.887889" calcext:value-type="float">
            <text:p>0.887889</text:p>
          </table:table-cell>
          <table:table-cell office:value-type="float" office:value="1.23947" calcext:value-type="float">
            <text:p>1.23947</text:p>
          </table:table-cell>
          <table:table-cell office:value-type="float" office:value="1.6242" calcext:value-type="float">
            <text:p>1.6242</text:p>
          </table:table-cell>
          <table:table-cell office:value-type="float" office:value="2.06983" calcext:value-type="float">
            <text:p>2.06983</text:p>
          </table:table-cell>
          <table:table-cell office:value-type="float" office:value="2.56492" calcext:value-type="float">
            <text:p>2.56492</text:p>
          </table:table-cell>
          <table:table-cell office:value-type="float" office:value="3.13885" calcext:value-type="float">
            <text:p>3.13885</text:p>
          </table:table-cell>
          <table:table-cell office:value-type="float" office:value="3.75607" calcext:value-type="float">
            <text:p>3.75607</text:p>
          </table:table-cell>
          <table:table-cell office:value-type="float" office:value="4.44109" calcext:value-type="float">
            <text:p>4.44109</text:p>
          </table:table-cell>
          <table:table-cell office:value-type="float" office:value="5.23734" calcext:value-type="float">
            <text:p>5.23734</text:p>
          </table:table-cell>
          <table:table-cell office:value-type="float" office:value="6.06378" calcext:value-type="float">
            <text:p>6.06378</text:p>
          </table:table-cell>
          <table:table-cell office:value-type="float" office:value="6.92316" calcext:value-type="float">
            <text:p>6.92316</text:p>
          </table:table-cell>
          <table:table-cell office:value-type="float" office:value="7.90055" calcext:value-type="float">
            <text:p>7.90055</text:p>
          </table:table-cell>
          <table:table-cell office:value-type="float" office:value="8.89909" calcext:value-type="float">
            <text:p>8.89909</text:p>
          </table:table-cell>
          <table:table-cell office:value-type="float" office:value="9.98091" calcext:value-type="float">
            <text:p>9.98091</text:p>
          </table:table-cell>
          <table:table-cell office:value-type="float" office:value="11.1098" calcext:value-type="float">
            <text:p>11.1098</text:p>
          </table:table-cell>
        </table:table-row>
        <table:table-row table:style-name="ro1">
          <table:table-cell office:value-type="string" calcext:value-type="string">
            <text:p>insertsort</text:p>
          </table:table-cell>
          <table:table-cell office:value-type="float" office:value="0.0325746" calcext:value-type="float">
            <text:p>0.0325746</text:p>
          </table:table-cell>
          <table:table-cell office:value-type="float" office:value="0.124732" calcext:value-type="float">
            <text:p>0.124732</text:p>
          </table:table-cell>
          <table:table-cell office:value-type="float" office:value="0.29765" calcext:value-type="float">
            <text:p>0.29765</text:p>
          </table:table-cell>
          <table:table-cell office:value-type="float" office:value="0.618386" calcext:value-type="float">
            <text:p>0.618386</text:p>
          </table:table-cell>
          <table:table-cell office:value-type="float" office:value="1.10534" calcext:value-type="float">
            <text:p>1.10534</text:p>
          </table:table-cell>
          <table:table-cell office:value-type="float" office:value="1.78876" calcext:value-type="float">
            <text:p>1.78876</text:p>
          </table:table-cell>
          <table:table-cell office:value-type="float" office:value="2.91203" calcext:value-type="float">
            <text:p>2.91203</text:p>
          </table:table-cell>
          <table:table-cell office:value-type="float" office:value="4.0969" calcext:value-type="float">
            <text:p>4.0969</text:p>
          </table:table-cell>
          <table:table-cell office:value-type="float" office:value="5.53587" calcext:value-type="float">
            <text:p>5.53587</text:p>
          </table:table-cell>
          <table:table-cell office:value-type="float" office:value="7.38603" calcext:value-type="float">
            <text:p>7.38603</text:p>
          </table:table-cell>
          <table:table-cell office:value-type="float" office:value="9.5791" calcext:value-type="float">
            <text:p>9.5791</text:p>
          </table:table-cell>
          <table:table-cell office:value-type="float" office:value="12.5049" calcext:value-type="float">
            <text:p>12.5049</text:p>
          </table:table-cell>
          <table:table-cell office:value-type="float" office:value="15.8229" calcext:value-type="float">
            <text:p>15.8229</text:p>
          </table:table-cell>
          <table:table-cell office:value-type="float" office:value="19.8196" calcext:value-type="float">
            <text:p>19.8196</text:p>
          </table:table-cell>
          <table:table-cell office:value-type="float" office:value="24.1089" calcext:value-type="float">
            <text:p>24.1089</text:p>
          </table:table-cell>
          <table:table-cell office:value-type="float" office:value="28.7873" calcext:value-type="float">
            <text:p>28.7873</text:p>
          </table:table-cell>
          <table:table-cell office:value-type="float" office:value="34.4969" calcext:value-type="float">
            <text:p>34.4969</text:p>
          </table:table-cell>
          <table:table-cell office:value-type="float" office:value="40.726" calcext:value-type="float">
            <text:p>40.726</text:p>
          </table:table-cell>
          <table:table-cell office:value-type="float" office:value="47.941" calcext:value-type="float">
            <text:p>47.941</text:p>
          </table:table-cell>
          <table:table-cell office:value-type="float" office:value="55.5127" calcext:value-type="float">
            <text:p>55.5127</text:p>
          </table:table-cell>
        </table:table-row>
        <table:table-row table:style-name="ro1" table:number-rows-repeated="32">
          <table:table-cell table:number-columns-repeated="21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.0240625" calcext:value-type="float">
            <text:p>0.0240625</text:p>
          </table:table-cell>
          <table:table-cell office:value-type="float" office:value="0.0495189" calcext:value-type="float">
            <text:p>0.0495189</text:p>
          </table:table-cell>
          <table:table-cell office:value-type="float" office:value="0.0786514" calcext:value-type="float">
            <text:p>0.0786514</text:p>
          </table:table-cell>
          <table:table-cell office:value-type="float" office:value="0.109762" calcext:value-type="float">
            <text:p>0.10976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sertsort</text:p>
          </table:table-cell>
          <table:table-cell office:value-type="float" office:value="0.0249819" calcext:value-type="float">
            <text:p>0.0249819</text:p>
          </table:table-cell>
          <table:table-cell office:value-type="float" office:value="0.0459171" calcext:value-type="float">
            <text:p>0.0459171</text:p>
          </table:table-cell>
          <table:table-cell office:value-type="float" office:value="0.0716463" calcext:value-type="float">
            <text:p>0.0716463</text:p>
          </table:table-cell>
          <table:table-cell office:value-type="float" office:value="0.101348" calcext:value-type="float">
            <text:p>0.101348</text:p>
          </table:table-cell>
          <table:table-cell table:number-columns-repeated="16"/>
        </table:table-row>
        <table:table-row table:style-name="ro1" table:number-rows-repeated="20">
          <table:table-cell table:number-columns-repeated="21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.021723" calcext:value-type="float">
            <text:p>0.021723</text:p>
          </table:table-cell>
          <table:table-cell office:value-type="float" office:value="0.0449144" calcext:value-type="float">
            <text:p>0.0449144</text:p>
          </table:table-cell>
          <table:table-cell office:value-type="float" office:value="0.0681712" calcext:value-type="float">
            <text:p>0.0681712</text:p>
          </table:table-cell>
          <table:table-cell office:value-type="float" office:value="0.0914461" calcext:value-type="float">
            <text:p>0.0914461</text:p>
          </table:table-cell>
          <table:table-cell office:value-type="float" office:value="0.116551" calcext:value-type="float">
            <text:p>0.11655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sertsort</text:p>
          </table:table-cell>
          <table:table-cell office:value-type="float" office:value="0.0221708" calcext:value-type="float">
            <text:p>0.0221708</text:p>
          </table:table-cell>
          <table:table-cell office:value-type="float" office:value="0.0417692" calcext:value-type="float">
            <text:p>0.0417692</text:p>
          </table:table-cell>
          <table:table-cell office:value-type="float" office:value="0.0634809" calcext:value-type="float">
            <text:p>0.0634809</text:p>
          </table:table-cell>
          <table:table-cell office:value-type="float" office:value="0.085674" calcext:value-type="float">
            <text:p>0.085674</text:p>
          </table:table-cell>
          <table:table-cell office:value-type="float" office:value="0.11048" calcext:value-type="float">
            <text:p>0.11048</text:p>
          </table:table-cell>
          <table:table-cell table:number-columns-repeated="15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.0333987" calcext:value-type="float">
            <text:p>0.0333987</text:p>
          </table:table-cell>
          <table:table-cell office:value-type="float" office:value="0.0669611" calcext:value-type="float">
            <text:p>0.0669611</text:p>
          </table:table-cell>
          <table:table-cell office:value-type="float" office:value="0.100217" calcext:value-type="float">
            <text:p>0.100217</text:p>
          </table:table-cell>
          <table:table-cell office:value-type="float" office:value="0.134737" calcext:value-type="float">
            <text:p>0.134737</text:p>
          </table:table-cell>
          <table:table-cell office:value-type="float" office:value="0.17236" calcext:value-type="float">
            <text:p>0.17236</text:p>
          </table:table-cell>
          <table:table-cell office:value-type="float" office:value="0.206811" calcext:value-type="float">
            <text:p>0.2068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sertsort</text:p>
          </table:table-cell>
          <table:table-cell office:value-type="float" office:value="0.0369802" calcext:value-type="float">
            <text:p>0.0369802</text:p>
          </table:table-cell>
          <table:table-cell office:value-type="float" office:value="0.0693472" calcext:value-type="float">
            <text:p>0.0693472</text:p>
          </table:table-cell>
          <table:table-cell office:value-type="float" office:value="0.104359" calcext:value-type="float">
            <text:p>0.104359</text:p>
          </table:table-cell>
          <table:table-cell office:value-type="float" office:value="0.137347" calcext:value-type="float">
            <text:p>0.137347</text:p>
          </table:table-cell>
          <table:table-cell office:value-type="float" office:value="0.171426" calcext:value-type="float">
            <text:p>0.171426</text:p>
          </table:table-cell>
          <table:table-cell office:value-type="float" office:value="0.214076" calcext:value-type="float">
            <text:p>0.214076</text:p>
          </table:table-cell>
          <table:table-cell table:number-columns-repeated="14"/>
        </table:table-row>
        <table:table-row table:style-name="ro1" table:number-rows-repeated="23">
          <table:table-cell table:number-columns-repeated="21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.032959" calcext:value-type="float">
            <text:p>0.032959</text:p>
          </table:table-cell>
          <table:table-cell office:value-type="float" office:value="0.0679982" calcext:value-type="float">
            <text:p>0.06799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sort</text:p>
          </table:table-cell>
          <table:table-cell office:value-type="float" office:value="0.0368617" calcext:value-type="float">
            <text:p>0.0368617</text:p>
          </table:table-cell>
          <table:table-cell office:value-type="float" office:value="0.0707176" calcext:value-type="float">
            <text:p>0.0707176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03:47:23.416920587</meta:creation-date>
    <dc:date>2020-12-02T05:00:09.099401441</dc:date>
    <meta:editing-duration>PT31M12S</meta:editing-duration>
    <meta:editing-cycles>4</meta:editing-cycles>
    <meta:generator>LibreOffice/6.4.6.2$Linux_X86_64 LibreOffice_project/40$Build-2</meta:generator>
    <meta:document-statistic meta:table-count="1" meta:cell-count="14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664cm" svg:height="13.441cm" xlink:href=".." xlink:type="simple" chart:class="chart:line" chart:style-name="ch1">
        <chart:title svg:x="13.323cm" svg:y="0.404cm" chart:style-name="ch2">
          <text:p>TimeTest</text:p>
        </chart:title>
        <chart:legend chart:legend-position="end" svg:x="25.441cm" svg:y="6.172cm" style:legend-expansion="high" chart:style-name="ch3"/>
        <chart:plot-area chart:style-name="ch4" table:cell-range-address="Sheet1.B1:Sheet1.J1 Sheet1.B2:Sheet1.C3" chart:data-source-has-labels="both" svg:x="1.584cm" svg:y="1.451cm" svg:width="23.284cm" svg:height="10.741cm">
          <chartooo:coordinate-region svg:x="2.496cm" svg:y="1.651cm" svg:width="22.092cm" svg:height="9.894cm"/>
          <chart:axis chart:dimension="x" chart:name="primary-x" chart:style-name="ch5" chartooo:axis-type="auto">
            <chartooo:date-scale/>
            <chart:title svg:x="12.309cm" svg:y="12.46cm" chart:style-name="ch6">
              <text:p>SizeOfArray</text:p>
            </chart:title>
            <chart:categories table:cell-range-address="Sheet1.B1:Sheet1.J1"/>
            <chart:grid chart:style-name="ch7" chart:class="major"/>
          </chart:axis>
          <chart:axis chart:dimension="y" chart:name="primary-y" chart:style-name="ch5">
            <chart:title svg:x="0.451cm" svg:y="7.235cm" chart:style-name="ch8">
              <text:p>Time</text:p>
            </chart:title>
            <chart:grid chart:style-name="ch7" chart:class="major"/>
          </chart:axis>
          <chart:series chart:style-name="ch9" chart:values-cell-range-address="Sheet1.B2:Sheet1.C2" loext:label-string="quicksort" chart:class="chart:line">
            <chart:data-point chart:repeated="2"/>
          </chart:series>
          <chart:series chart:style-name="ch10" chart:values-cell-range-address="Sheet1.B3:Sheet1.C3" loext:label-string="insertionsort" chart:class="chart:line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sort</text:p>
              </table:table-cell>
              <table:table-cell office:value-type="string">
                <text:p>insertionsort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B1:Sheet1.J1</svg:desc>
                </draw:g>
              </table:table-cell>
              <table:table-cell office:value-type="float" office:value="0.0321945">
                <text:p>0.0321945</text:p>
                <draw:g>
                  <svg:desc>Sheet1.B2:Sheet1.C2</svg:desc>
                </draw:g>
              </table:table-cell>
              <table:table-cell office:value-type="float" office:value="0.0325746">
                <text:p>0.0325746</text:p>
                <draw:g>
                  <svg:desc>Sheet1.B3:Sheet1.C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0287">
                <text:p>0.10287</text:p>
              </table:table-cell>
              <table:table-cell office:value-type="float" office:value="0.124732">
                <text:p>0.1247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72cm" svg:y="0.316cm" chart:style-name="ch2">
          <text:p>TestTime2</text:p>
        </chart:title>
        <chart:legend chart:legend-position="end" svg:x="12.777cm" svg:y="3.952cm" style:legend-expansion="high" chart:style-name="ch3"/>
        <chart:plot-area chart:style-name="ch4" table:cell-range-address="Sheet1.B36:Sheet1.E38 Sheet1.A37:Sheet1.A37" chart:data-source-has-labels="both" svg:x="0.32cm" svg:y="1.275cm" svg:width="12.137cm" svg:height="7.545cm">
          <chartooo:coordinate-region svg:x="1.232cm" svg:y="1.474cm" svg:width="11.038cm" svg:height="6.699cm"/>
          <chart:axis chart:dimension="x" chart:name="primary-x" chart:style-name="ch5" chartooo:axis-type="auto">
            <chartooo:date-scale/>
            <chart:categories table:cell-range-address="Sheet1.B36:Sheet1.E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7:Sheet1.E37" chart:label-cell-address="Sheet1.A37:Sheet1.A37" chart:class="chart:line">
            <chart:data-point chart:repeated="4"/>
          </chart:series>
          <chart:series chart:style-name="ch8" chart:values-cell-range-address="Sheet1.B38:Sheet1.E38" loext:label-string="insertionsort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sort</text:p>
                <draw:g>
                  <svg:desc>Sheet1.A37:Sheet1.A37</svg:desc>
                </draw:g>
              </table:table-cell>
              <table:table-cell office:value-type="string">
                <text:p>insertionsort</text:p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Sheet1.B36:Sheet1.E36</svg:desc>
                </draw:g>
              </table:table-cell>
              <table:table-cell office:value-type="float" office:value="0.0240625">
                <text:p>0.0240625</text:p>
                <draw:g>
                  <svg:desc>Sheet1.B37:Sheet1.E37</svg:desc>
                </draw:g>
              </table:table-cell>
              <table:table-cell office:value-type="float" office:value="0.0249819">
                <text:p>0.0249819</text:p>
                <draw:g>
                  <svg:desc>Sheet1.B38:Sheet1.E38</svg:desc>
                </draw:g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495189">
                <text:p>0.0495189</text:p>
              </table:table-cell>
              <table:table-cell office:value-type="float" office:value="0.0459171">
                <text:p>0.045917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786514">
                <text:p>0.0786514</text:p>
              </table:table-cell>
              <table:table-cell office:value-type="float" office:value="0.0716463">
                <text:p>0.071646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109762">
                <text:p>0.109762</text:p>
              </table:table-cell>
              <table:table-cell office:value-type="float" office:value="0.101348">
                <text:p>0.1013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379cm" svg:height="15.646cm" xlink:href=".." xlink:type="simple" chart:class="chart:line" chart:style-name="ch1">
        <chart:legend chart:legend-position="end" svg:x="26.606cm" svg:y="7.275cm" style:legend-expansion="high" chart:style-name="ch2"/>
        <chart:plot-area chart:style-name="ch3" table:cell-range-address="Sheet1.A59:Sheet1.F61" chart:data-source-has-labels="both" svg:x="0.587cm" svg:y="0.312cm" svg:width="25.432cm" svg:height="15.022cm">
          <chartooo:coordinate-region svg:x="1.499cm" svg:y="0.511cm" svg:width="24.333cm" svg:height="14.176cm"/>
          <chart:axis chart:dimension="x" chart:name="primary-x" chart:style-name="ch4" chartooo:axis-type="auto">
            <chartooo:date-scale/>
            <chart:categories table:cell-range-address="Sheet1.B59:Sheet1.F5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60:Sheet1.F60" chart:label-cell-address="Sheet1.A60:Sheet1.A60" chart:class="chart:line">
            <chart:data-point chart:repeated="5"/>
          </chart:series>
          <chart:series chart:style-name="ch7" chart:values-cell-range-address="Sheet1.B61:Sheet1.F61" chart:label-cell-address="Sheet1.A61:Sheet1.A6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40">
                <text:p>40</text:p>
                <draw:g>
                  <svg:desc>Sheet1.B59:Sheet1.F59</svg:desc>
                </draw:g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</table:table-row>
          </table:table-header-rows>
          <table:table-rows>
            <table:table-row>
              <table:table-cell office:value-type="string">
                <text:p>quicksort</text:p>
                <draw:g>
                  <svg:desc>Sheet1.A60:Sheet1.A60</svg:desc>
                </draw:g>
              </table:table-cell>
              <table:table-cell office:value-type="float" office:value="0.021723">
                <text:p>0.021723</text:p>
                <draw:g>
                  <svg:desc>Sheet1.B60:Sheet1.F60</svg:desc>
                </draw:g>
              </table:table-cell>
              <table:table-cell office:value-type="float" office:value="0.0449144">
                <text:p>0.0449144</text:p>
              </table:table-cell>
              <table:table-cell office:value-type="float" office:value="0.0681712">
                <text:p>0.0681712</text:p>
              </table:table-cell>
              <table:table-cell office:value-type="float" office:value="0.0914461">
                <text:p>0.0914461</text:p>
              </table:table-cell>
              <table:table-cell office:value-type="float" office:value="0.116551">
                <text:p>0.116551</text:p>
              </table:table-cell>
            </table:table-row>
            <table:table-row>
              <table:table-cell office:value-type="string">
                <text:p>insertsort</text:p>
                <draw:g>
                  <svg:desc>Sheet1.A61:Sheet1.A61</svg:desc>
                </draw:g>
              </table:table-cell>
              <table:table-cell office:value-type="float" office:value="0.0221708">
                <text:p>0.0221708</text:p>
                <draw:g>
                  <svg:desc>Sheet1.B61:Sheet1.F61</svg:desc>
                </draw:g>
              </table:table-cell>
              <table:table-cell office:value-type="float" office:value="0.0417692">
                <text:p>0.0417692</text:p>
              </table:table-cell>
              <table:table-cell office:value-type="float" office:value="0.0634809">
                <text:p>0.0634809</text:p>
              </table:table-cell>
              <table:table-cell office:value-type="float" office:value="0.085674">
                <text:p>0.085674</text:p>
              </table:table-cell>
              <table:table-cell office:value-type="float" office:value="0.11048">
                <text:p>0.110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952cm" style:legend-expansion="high" chart:style-name="ch2"/>
        <chart:plot-area chart:style-name="ch3" table:cell-range-address="Sheet1.A66:Sheet1.G68" chart:data-source-has-labels="both" svg:x="0.32cm" svg:y="0.18cm" svg:width="12.587cm" svg:height="8.64cm">
          <chartooo:coordinate-region svg:x="1.232cm" svg:y="0.379cm" svg:width="11.488cm" svg:height="7.794cm"/>
          <chart:axis chart:dimension="x" chart:name="primary-x" chart:style-name="ch4" chartooo:axis-type="auto">
            <chartooo:date-scale/>
            <chart:categories table:cell-range-address="Sheet1.B66:Sheet1.G6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67:Sheet1.G67" chart:label-cell-address="Sheet1.A67:Sheet1.A67" chart:class="chart:line">
            <chart:data-point chart:repeated="6"/>
          </chart:series>
          <chart:series chart:style-name="ch7" chart:values-cell-range-address="Sheet1.B68:Sheet1.G68" chart:label-cell-address="Sheet1.A68:Sheet1.A68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55">
                <text:p>55</text:p>
                <draw:g>
                  <svg:desc>Sheet1.B66:Sheet1.G66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quicksort</text:p>
                <draw:g>
                  <svg:desc>Sheet1.A67:Sheet1.A67</svg:desc>
                </draw:g>
              </table:table-cell>
              <table:table-cell office:value-type="float" office:value="0.0333987">
                <text:p>0.0333987</text:p>
                <draw:g>
                  <svg:desc>Sheet1.B67:Sheet1.G67</svg:desc>
                </draw:g>
              </table:table-cell>
              <table:table-cell office:value-type="float" office:value="0.0669611">
                <text:p>0.0669611</text:p>
              </table:table-cell>
              <table:table-cell office:value-type="float" office:value="0.100217">
                <text:p>0.100217</text:p>
              </table:table-cell>
              <table:table-cell office:value-type="float" office:value="0.134737">
                <text:p>0.134737</text:p>
              </table:table-cell>
              <table:table-cell office:value-type="float" office:value="0.17236">
                <text:p>0.17236</text:p>
              </table:table-cell>
              <table:table-cell office:value-type="float" office:value="0.206811">
                <text:p>0.206811</text:p>
              </table:table-cell>
            </table:table-row>
            <table:table-row>
              <table:table-cell office:value-type="string">
                <text:p>insertsort</text:p>
                <draw:g>
                  <svg:desc>Sheet1.A68:Sheet1.A68</svg:desc>
                </draw:g>
              </table:table-cell>
              <table:table-cell office:value-type="float" office:value="0.0369802">
                <text:p>0.0369802</text:p>
                <draw:g>
                  <svg:desc>Sheet1.B68:Sheet1.G68</svg:desc>
                </draw:g>
              </table:table-cell>
              <table:table-cell office:value-type="float" office:value="0.0693472">
                <text:p>0.0693472</text:p>
              </table:table-cell>
              <table:table-cell office:value-type="float" office:value="0.104359">
                <text:p>0.104359</text:p>
              </table:table-cell>
              <table:table-cell office:value-type="float" office:value="0.137347">
                <text:p>0.137347</text:p>
              </table:table-cell>
              <table:table-cell office:value-type="float" office:value="0.171426">
                <text:p>0.171426</text:p>
              </table:table-cell>
              <table:table-cell office:value-type="float" office:value="0.214076">
                <text:p>0.2140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